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98cm" fo:min-width="4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8cm" fo:min-width="1.648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7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7cm" fo:min-width="4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7cm" fo:min-width="1.6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cm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2.14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1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1cm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6.71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933cm"/>
    </style:style>
    <style:style style:name="gr20" style:family="graphic" style:parent-style-name="standard">
      <style:graphic-properties draw:stroke="none" draw:fill="none" fo:min-height="0.733cm"/>
    </style:style>
    <style:style style:name="gr21" style:family="graphic" style:parent-style-name="standard">
      <style:graphic-properties draw:auto-grow-height="false" fo:min-height="8.55cm" fo:min-width="19.1cm" fo:wrap-option="no-wrap"/>
    </style:style>
    <style:style style:name="gr22" style:family="graphic" style:parent-style-name="standard">
      <style:graphic-properties draw:auto-grow-height="false" fo:min-height="9.955cm" fo:min-width="20.505cm" fo:wrap-option="no-wrap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18cm" fo:min-width="4.128cm" fo:padding-top="0.151cm" fo:padding-bottom="0.151cm" fo:padding-left="0.276cm" fo:padding-right="0.276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096cm" fo:min-width="2.217cm" fo:padding-top="0.139cm" fo:padding-bottom="0.139cm" fo:padding-left="0.264cm" fo:padding-right="0.264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18cm" fo:min-width="2.56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8.3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18cm" fo:min-width="1.068cm" fo:padding-top="0.151cm" fo:padding-bottom="0.151cm" fo:padding-left="0.276cm" fo:padding-right="0.276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096cm" fo:min-width="5.272cm" fo:padding-top="0.139cm" fo:padding-bottom="0.139cm" fo:padding-left="0.264cm" fo:padding-right="0.264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826cm"/>
    </style:style>
    <style:style style:name="gr30" style:family="graphic" style:parent-style-name="standard">
      <style:graphic-properties draw:stroke="none" draw:fill="none"/>
    </style:style>
    <style:style style:name="gr31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4.176cm" fo:padding-top="0.139cm" fo:padding-bottom="0.139cm" fo:padding-left="0.264cm" fo:padding-right="0.264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668cm"/>
    </style:style>
    <style:style style:name="pr1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2.048cm" style:use-optimal-column-width="false"/>
    </style:style>
    <style:style style:name="ro1" style:family="table-row">
      <style:table-row-properties style:row-height="11.713cm"/>
    </style:style>
    <style:style style:name="ce1" style:family="table-cell">
      <loext:graphic-properties draw:fill="none"/>
      <style:paragraph-properties fo:border-left="1.7pt solid #000000" fo:border-right="1.7pt solid #000000" fo:border-top="none" fo:border-bottom="1.7pt solid #000000"/>
      <style:text-properties fo:font-size="18pt" style:font-size-asian="18pt" style:font-size-complex="18pt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center"/>
      <style:text-properties fo:font-size="26pt" fo:font-weight="bold" style:font-size-asian="48pt" style:font-weight-asian="bold" style:font-size-complex="48pt" style:font-weight-complex="bol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style:font-size-asian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44pt"/>
    </style:style>
    <style:style style:name="P14" style:family="paragraph">
      <style:paragraph-properties fo:text-align="center"/>
      <style:text-properties fo:font-size="26pt" fo:font-weight="bold" style:font-size-asian="48pt" style:font-weight-asian="bold" style:font-size-complex="48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6pt" fo:font-weight="bold" style:font-size-asian="48pt" style:font-weight-asian="bold" style:font-size-complex="4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5cm" svg:height="2.6cm" svg:x="1.2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cm" svg:height="2.2cm" svg:x="1.4cm" svg:y="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5cm" svg:height="2.6cm" svg:x="1.201cm" svg:y="5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cm" svg:height="2.2cm" svg:x="1.401cm" svg:y="6.001cm">
          <text:p text:style-name="P2"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.001cm" svg:y="6.801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01cm" svg:y="6.9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599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9.799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399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199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6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9.8cm" svg:y="6cm">
          <text:p text:style-name="P2"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4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2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18.2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.001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18.201cm" svg:y="6cm">
          <text:p text:style-name="P2"><text:span text:style-name="T2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01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01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6" draw:layer="layout" svg:width="3.91cm" svg:height="0.983cm" svg:x="10.09cm" svg:y="8.617cm">
          <draw:text-box>
            <text:p>노드 (Node)</text:p>
          </draw:text-box>
        </draw:frame>
        <draw:frame draw:style-name="gr8" draw:text-style-name="P6" draw:layer="layout" svg:width="7.4cm" svg:height="0.983cm" svg:x="1cm" svg:y="4.685cm">
          <draw:text-box>
            <text:p>연결 리스트 (Linked List)</text:p>
          </draw:text-box>
        </draw:frame>
        <draw:frame draw:style-name="gr8" draw:text-style-name="P6" draw:layer="layout" svg:width="2.4cm" svg:height="0.983cm" svg:x="18.2cm" svg:y="8.6cm">
          <draw:text-box>
            <text:p>데이터</text:p>
          </draw:text-box>
        </draw:frame>
        <draw:frame draw:style-name="gr8" draw:text-style-name="P6" draw:layer="layout" svg:width="2.3cm" svg:height="0.983cm" svg:x="20.7cm" svg:y="4.8cm">
          <draw:text-box>
            <text:p>포인터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1.567cm" svg:y="1cm">
          <draw:text-box>
            <text:p><text:span text:style-name="T4">헤드</text:span></text:p>
          </draw:text-box>
        </draw:frame>
        <draw:frame draw:style-name="gr20" draw:text-style-name="P10" draw:layer="layout" svg:width="16.97cm" svg:height="0.983cm" svg:x="7.6cm" svg:y="5.377cm">
          <draw:text-box>
            <text:p text:style-name="P2"><text:span text:style-name="T5">원형 연결 리스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custom-shape draw:style-name="gr10" draw:text-style-name="P1" draw:layer="layout" svg:width="3.12cm" svg:height="1.622cm" svg:x="4.48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05cm" svg:y="2.0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6.726cm" svg:y="2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81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4.80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-1.5707963267949) translate (7.034cm 2.66cm)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27cm" svg:y="2.5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4.4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6.7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4.617cm" svg:y="5.6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9.6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9.8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1.9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9.6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9.817cm" svg:y="5.6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1.9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886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5.011cm" svg:y="5.6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7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7.132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4.887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5.011cm" svg:y="5.6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8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7.133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0.08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5.6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0.205cm" svg:y="5.6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5.141cm 10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6.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2.525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2.525cm 6.3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4.48cm" svg:y="1cm">
          <draw:text-box>
            <text:p><text:span text:style-name="T4">헤드</text:span></text:p>
          </draw:text-box>
        </draw:frame>
        <draw:frame draw:style-name="gr20" draw:text-style-name="P12" draw:layer="layout" svg:width="16.97cm" svg:height="0.983cm" svg:x="5.415cm" svg:y="8.877cm">
          <draw:text-box>
            <text:p text:style-name="P2">원형 연결 리스트</text:p>
          </draw:text-box>
        </draw:frame>
        <draw:custom-shape draw:style-name="gr21" draw:layer="layout" svg:width="21.6cm" svg:height="10.8cm" svg:x="3.2cm" svg:y="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95.9448199240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custom-shape draw:style-name="gr10" draw:text-style-name="P1" draw:layer="layout" svg:width="3.12cm" svg:height="1.622cm" svg:x="20.08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2.0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2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20.40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-1.5707963267949) translate (22.634cm 2.66cm)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2.5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4.4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6.7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4.617cm" svg:y="5.6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9.6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9.8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1.9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9.6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9.817cm" svg:y="5.6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1.9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886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5.011cm" svg:y="5.6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7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7.132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4.887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5.011cm" svg:y="5.6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8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7.133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0.08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5.6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0.205cm" svg:y="5.6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5.141cm 10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6.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2.525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2.525cm 6.3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20.08cm" svg:y="1cm">
          <draw:text-box>
            <text:p><text:span text:style-name="T4">헤드</text:span></text:p>
          </draw:text-box>
        </draw:frame>
        <draw:frame draw:style-name="gr20" draw:text-style-name="P12" draw:layer="layout" svg:width="16.97cm" svg:height="0.983cm" svg:x="5.415cm" svg:y="8.877cm">
          <draw:text-box>
            <text:p text:style-name="P2">변형 원형 연결 리스트</text:p>
          </draw:text-box>
        </draw:frame>
        <draw:custom-shape draw:style-name="gr22" draw:layer="layout" svg:width="21.6cm" svg:height="10.8cm" svg:x="3.2cm" svg:y="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95.9448199240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1.567cm" svg:y="1cm">
          <draw:text-box>
            <text:p><text:span text:style-name="T4">헤드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mirror-horizontal="false" draw:mirror-vertical="fals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433cm" svg:height="0.823cm" svg:x="1.567cm" svg:y="1cm">
          <draw:text-box>
            <text:p><text:span text:style-name="T4">헤드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custom-shape draw:style-name="gr10" draw:text-style-name="P1" draw:layer="layout" svg:width="3.12cm" svg:height="1.622cm" svg:x="7.883cm" svg:y="3.1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8.008cm" svg:y="3.3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0.254cm" svg:y="3.402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0.129cm" svg:y="3.4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" draw:layer="layout" svg:width="4.68cm" svg:height="1.62cm" svg:x="6.323cm" svg:y="3.17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8.008cm" svg:y="3.303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0.255cm" svg:y="3.402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0.13cm" svg:y="3.4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09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22cm" svg:y="11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466cm" svg:y="11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341cm" svg:y="11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09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2.22cm" svg:y="11.1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467cm" svg:y="11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342cm" svg:y="11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289cm" svg:y="1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414cm" svg:y="11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66cm" svg:y="11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535cm" svg:y="11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29cm" svg:y="11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7.414cm" svg:y="11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661cm" svg:y="11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536cm" svg:y="11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483cm" svg:y="11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608cm" svg:y="11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854cm" svg:y="11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729cm" svg:y="11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484cm" svg:y="11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2.608cm" svg:y="11.1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855cm" svg:y="11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73cm" svg:y="11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4" draw:layer="layout" svg:width="2.745cm" svg:height="0.374cm" svg:x="4.381cm" svg:y="4.2cm">
          <text:p/>
          <draw:enhanced-geometry svg:viewBox="0 0 21600 21600" draw:mirror-vertical="true" draw:mirror-horizontal="tru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7.004cm" svg:y="4.26cm">
          <text:p/>
          <draw:enhanced-geometry svg:viewBox="0 0 21600 21600" draw:mirror-vertical="true" draw:mirror-horizontal="tru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4" draw:layer="layout" svg:width="2.745cm" svg:height="0.374cm" svg:x="4.38cm" svg:y="4.2cm">
          <text:p/>
          <draw:enhanced-geometry svg:viewBox="0 0 21600 21600" draw:mirror-vertical="true" draw:mirror-horizontal="tru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7.001cm" svg:y="4.259cm">
          <text:p/>
          <draw:enhanced-geometry svg:viewBox="0 0 21600 21600" draw:mirror-vertical="true" draw:mirror-horizontal="tru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684cm" svg:y="3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4.809cm" svg:y="3.303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055cm" svg:y="3.403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6.93cm" svg:y="3.4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" draw:layer="layout" svg:width="4.68cm" svg:height="1.62cm" svg:x="13.124cm" svg:y="3.17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14.809cm" svg:y="3.304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056cm" svg:y="3.403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6.931cm" svg:y="3.46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" draw:layer="layout" svg:width="2.745cm" svg:height="0.374cm" svg:x="11.182cm" svg:y="4.201cm">
          <text:p/>
          <draw:enhanced-geometry svg:viewBox="0 0 21600 21600" draw:mirror-vertical="true" draw:mirror-horizontal="tru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3.805cm" svg:y="4.261cm">
          <text:p/>
          <draw:enhanced-geometry svg:viewBox="0 0 21600 21600" draw:mirror-vertical="true" draw:mirror-horizontal="tru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" draw:layer="layout" svg:width="2.745cm" svg:height="0.374cm" svg:x="11.181cm" svg:y="4.201cm">
          <text:p/>
          <draw:enhanced-geometry svg:viewBox="0 0 21600 21600" draw:mirror-vertical="true" draw:mirror-horizontal="tru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3.802cm" svg:y="4.26cm">
          <text:p/>
          <draw:enhanced-geometry svg:viewBox="0 0 21600 21600" draw:mirror-vertical="true" draw:mirror-horizontal="tru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1.584cm" svg:y="3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1.709cm" svg:y="3.30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3.955cm" svg:y="3.40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3.83cm" svg:y="3.46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" draw:layer="layout" svg:width="4.68cm" svg:height="1.62cm" svg:x="20.024cm" svg:y="3.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.373cm" svg:height="1.373cm" svg:x="21.709cm" svg:y="3.305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3.956cm" svg:y="3.40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3.831cm" svg:y="3.4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" draw:layer="layout" svg:width="2.745cm" svg:height="0.374cm" svg:x="18.082cm" svg:y="4.202cm">
          <text:p/>
          <draw:enhanced-geometry svg:viewBox="0 0 21600 21600" draw:mirror-vertical="true" draw:mirror-horizontal="tru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0.705cm" svg:y="4.262cm">
          <text:p/>
          <draw:enhanced-geometry svg:viewBox="0 0 21600 21600" draw:mirror-vertical="true" draw:mirror-horizontal="tru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4" draw:layer="layout" svg:width="2.745cm" svg:height="0.374cm" svg:x="18.081cm" svg:y="4.202cm">
          <text:p/>
          <draw:enhanced-geometry svg:viewBox="0 0 21600 21600" draw:mirror-vertical="true" draw:mirror-horizontal="true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0.702cm" svg:y="4.261cm">
          <text:p/>
          <draw:enhanced-geometry svg:viewBox="0 0 21600 21600" draw:mirror-vertical="true" draw:mirror-horizontal="tru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078cm" svg:y="3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203cm" svg:y="3.30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449cm" svg:y="3.40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324cm" svg:y="3.46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1" draw:layer="layout" svg:width="3.12cm" svg:height="1.62cm" svg:x="1.078cm" svg:y="3.1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.373cm" svg:height="1.373cm" svg:x="1.203cm" svg:y="3.30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45cm" svg:y="3.40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325cm" svg:y="3.46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" draw:text-style-name="P9" draw:layer="layout" svg:width="1.433cm" svg:height="0.823cm" svg:x="1.078cm" svg:y="2.2cm">
          <draw:text-box>
            <text:p><text:span text:style-name="T4">헤드</text:span></text:p>
          </draw:text-box>
        </draw:frame>
        <draw:frame draw:style-name="gr26" draw:text-style-name="P9" draw:layer="layout" svg:width="8.8cm" svg:height="0.823cm" svg:x="11.2cm" svg:y="5cm">
          <draw:text-box>
            <text:p><text:span text:style-name="T4">이중 연결 리스트 </text:span><text:span text:style-name="T4">(Double Linked List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custom-shape draw:style-name="gr11" draw:text-style-name="P3" draw:layer="layout" svg:width="1.372cm" svg:height="1.373cm" svg:x="7.474cm" svg:y="13.523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7.35cm" svg:y="13.39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7.474cm" svg:y="13.524cm">
          <text:p text:style-name="P14">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standard" draw:layer="layout" svg:width="2.047cm" svg:height="11.712cm" svg:x="7.153cm" svg:y="3.4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style-name="gr11" draw:text-style-name="P3" draw:layer="layout" svg:width="1.372cm" svg:height="1.373cm" svg:x="7.475cm" svg:y="11.724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7.351cm" svg:y="11.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7.475cm" svg:y="11.725cm">
          <text:p text:style-name="P14">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3" draw:layer="layout" svg:width="1.372cm" svg:height="1.373cm" svg:x="7.475cm" svg:y="9.924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7.351cm" svg:y="9.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7.475cm" svg:y="9.925cm">
          <text:p text:style-name="P14">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3" draw:layer="layout" svg:width="1.372cm" svg:height="1.373cm" svg:x="7.475cm" svg:y="8.124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7.351cm" svg:y="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7.475cm" svg:y="8.125cm">
          <text:p text:style-name="P14">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3" draw:layer="layout" svg:width="1.372cm" svg:height="1.373cm" svg:x="2.024cm" svg:y="1.224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1.9cm" svg:y="1.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2.024cm" svg:y="1.225cm">
          <text:p text:style-name="P14">5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8" draw:text-style-name="P4" draw:layer="layout" svg:width="5.8cm" svg:height="0.374cm" draw:transform="rotate (1.5707963267949) translate (7.926cm 7.6cm)">
          <text:p/>
          <draw:enhanced-geometry svg:viewBox="0 0 21600 21600" draw:mirror-horizontal="true" draw:mirror-vertical="true" draw:text-areas="0 ?f0 ?f5 ?f2" draw:type="right-arrow" draw:modifiers="20386.1403206344 7718.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4.326cm" svg:height="0.14cm" draw:transform="rotate (-3.14159265358979) translate (8.126cm 1.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30" draw:text-style-name="P12" draw:layer="layout" svg:width="5.2cm" svg:height="0.983cm" svg:x="9.4cm" svg:y="14.217cm">
          <draw:text-box>
            <text:p text:style-name="P2">스택</text:p>
          </draw:text-box>
        </draw:frame>
        <draw:custom-shape draw:style-name="gr11" draw:text-style-name="P3" draw:layer="layout" svg:width="1.372cm" svg:height="1.373cm" svg:x="15.061cm" svg:y="13.56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14.937cm" svg:y="13.43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5.061cm" svg:y="13.561cm">
          <text:p text:style-name="P14">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standard" draw:layer="layout" svg:width="2.047cm" svg:height="11.712cm" svg:x="14.74cm" svg:y="3.5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3" draw:layer="layout" svg:width="1.372cm" svg:height="1.373cm" svg:x="15.062cm" svg:y="11.761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14.938cm" svg:y="11.63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5.062cm" svg:y="11.762cm">
          <text:p text:style-name="P14">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3" draw:layer="layout" svg:width="1.372cm" svg:height="1.373cm" svg:x="15.062cm" svg:y="9.961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14.938cm" svg:y="9.83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5.062cm" svg:y="9.962cm">
          <text:p text:style-name="P14">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3" draw:layer="layout" svg:width="1.372cm" svg:height="1.373cm" svg:x="15.062cm" svg:y="8.161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14.938cm" svg:y="8.03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5.062cm" svg:y="8.162cm">
          <text:p text:style-name="P14">4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1" draw:text-style-name="P4" draw:layer="layout" svg:width="4.836cm" svg:height="0.374cm" svg:x="15.664cm" svg:y="1.658cm">
          <text:p/>
          <draw:enhanced-geometry svg:viewBox="0 0 21600 21600" draw:mirror-horizontal="false" draw:mirror-vertical="false" draw:text-areas="0 ?f0 ?f5 ?f2" draw:type="right-arrow" draw:modifiers="20072.7723795741 7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" draw:layer="layout" svg:width="4.168cm" svg:height="0.14cm" draw:transform="rotate (1.5707963267949) translate (15.664cm 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2" draw:layer="layout" svg:width="4.836cm" svg:height="0.983cm" svg:x="15.664cm" svg:y="0.8cm">
          <draw:text-box>
            <text:p text:style-name="P2">스택의 삭제</text:p>
          </draw:text-box>
        </draw:frame>
        <draw:custom-shape draw:style-name="gr11" draw:text-style-name="P3" draw:layer="layout" svg:width="1.372cm" svg:height="1.373cm" svg:x="15.063cm" svg:y="6.362cm">
          <text:p text:style-name="P13"><text:span text:style-name="T1">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7" draw:text-style-name="P1" draw:layer="layout" svg:width="1.62cm" svg:height="1.62cm" svg:x="14.939cm" svg:y="6.23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8" draw:layer="layout" svg:width="1.373cm" svg:height="1.373cm" svg:x="15.063cm" svg:y="6.363cm">
          <text:p text:style-name="P14">5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0" draw:text-style-name="P12" draw:layer="layout" svg:width="4.4cm" svg:height="0.983cm" svg:x="3.8cm" svg:y="0.817cm">
          <draw:text-box>
            <text:p text:style-name="P2">스택의 삽입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나눔고딕" fo:font-family="나눔고딕" style:font-family-generic="roman" style:font-pitch="variable" fo:font-size="18pt" style:letter-kerning="true" style:font-name-asian="나눔고딕1" style:font-family-asian="나눔고딕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09T23:13:26.118785094</meta:creation-date>
    <dc:date>2023-07-19T11:22:48.211036969</dc:date>
    <meta:editing-duration>PT4H20M32S</meta:editing-duration>
    <meta:editing-cycles>5</meta:editing-cycles>
    <meta:generator>LibreOffice/6.0.7.3$Linux_X86_64 LibreOffice_project/00m0$Build-3</meta:generator>
    <meta:document-statistic meta:object-count="587"/>
  </office:meta>
</office:document-meta>
</file>